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00cc" draw:textarea-horizontal-align="justify" draw:textarea-vertical-align="middle" draw:auto-grow-height="false" fo:min-height="11.435cm" fo:min-width="15.757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3" style:family="graphic" style:parent-style-name="standard">
      <style:graphic-properties draw:fill-color="#993366" draw:textarea-horizontal-align="justify" draw:textarea-vertical-align="middle" draw:auto-grow-height="false" fo:min-height="4.787cm" fo:min-width="5.469cm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5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1.019cm" fo:min-width="5.597cm"/>
    </style:style>
    <style:style style:name="gr8" style:family="graphic" style:parent-style-name="standard">
      <style:graphic-properties draw:stroke="none" svg:stroke-color="#000000" draw:fill="none" draw:fill-color="#ffffff" fo:min-height="2.286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</style:style>
    <style:style style:name="gr10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</style:style>
    <style:style style:name="gr11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dash" draw:stroke-dash="Fine_20_Dashed" svg:stroke-width="0.051cm" svg:stroke-color="#111111" draw:marker-start-width="0.355cm" draw:marker-end-width="0.355cm" draw:fill-color="#808080" draw:textarea-horizontal-align="justify" draw:textarea-vertical-align="middle" draw:auto-grow-height="false" fo:min-height="3.849cm" fo:min-width="6.054cm" fo:padding-top="0.15cm" fo:padding-bottom="0.15cm" fo:padding-left="0.275cm" fo:padding-right="0.275cm"/>
    </style:style>
    <style:style style:name="gr15" style:family="graphic" style:parent-style-name="standard" style:list-style-name="L2">
      <style:graphic-properties draw:stroke="dash" draw:stroke-dash="Dashed_20__28_var_29_" svg:stroke-width="0.051cm" svg:stroke-color="#111111" draw:marker-start-width="0.355cm" draw:marker-end-width="0.355cm" draw:fill-color="#66ccff" draw:textarea-horizontal-align="justify" draw:textarea-vertical-align="middle" draw:auto-grow-height="false" fo:min-height="0.97cm" fo:min-width="5.54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17" style:family="graphic" style:parent-style-name="standard">
      <style:graphic-properties draw:fill-color="#00cc33" draw:textarea-horizontal-align="justify" draw:textarea-vertical-align="middle" draw:auto-grow-height="false" fo:min-height="0.765cm" fo:min-width="2.549cm"/>
    </style:style>
    <style:style style:name="gr18" style:family="graphic" style:parent-style-name="objectwithoutfill">
      <style:graphic-properties svg:stroke-width="0.076cm" draw:marker-start="Arrow" draw:marker-start-width="0.52cm" draw:marker-end="Arrow" draw:marker-end-width="0.52cm" draw:fill="none" draw:fill-color="#cccccc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1" style:family="paragraph">
      <loext:graphic-properties draw:fill-color="#6600cc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9999ff"/>
      <style:paragraph-properties fo:text-align="center"/>
      <style:text-properties fo:font-size="15.8999996185303pt"/>
    </style:style>
    <style:style style:name="P6" style:family="paragraph">
      <loext:graphic-properties draw:fill-color="#801900"/>
      <style:paragraph-properties fo:text-align="center"/>
      <style:text-properties fo:font-size="15.8999996185303pt"/>
    </style:style>
    <style:style style:name="P7" style:family="paragraph">
      <loext:graphic-properties draw:fill="none" draw:fill-color="#ffffff"/>
      <style:text-properties fo:color="#ffffff" fo:font-size="17.8999996185303pt" fo:font-weight="bold" style:font-weight-asian="bold" style:font-weight-complex="bold"/>
    </style:style>
    <style:style style:name="P8" style:family="paragraph">
      <loext:graphic-properties draw:fill-color="#66ccff"/>
      <style:paragraph-properties fo:text-align="center"/>
      <style:text-properties fo:font-size="17.8999996185303pt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17.8999996185303pt" fo:font-weight="bold"/>
    </style:style>
    <style:style style:name="P10" style:family="paragraph">
      <loext:graphic-properties draw:fill-color="#ff9900"/>
      <style:paragraph-properties fo:text-align="center"/>
      <style:text-properties fo:font-size="17.8999996185303pt"/>
    </style:style>
    <style:style style:name="P11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12" style:family="paragraph">
      <loext:graphic-properties draw:fill="none" draw:fill-color="#ff33ff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14" style:family="paragraph">
      <loext:graphic-properties draw:fill="none" draw:fill-color="#ffffff"/>
      <style:text-properties fo:color="#ffffff" fo:font-size="17.8999996185303pt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ccff"/>
      <style:paragraph-properties fo:margin-left="0cm" fo:margin-right="0cm" fo:text-align="center" fo:text-indent="0cm"/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P18" style:family="paragraph">
      <loext:graphic-properties draw:fill="none" draw:fill-color="#ffffff"/>
      <style:text-properties fo:color="#111111" fo:font-size="15.8999996185303pt" fo:font-weight="bold" style:font-size-asian="18pt" style:font-weight-asian="bold" style:font-size-complex="18pt" style:font-weight-complex="600"/>
    </style:style>
    <style:style style:name="P19" style:family="paragraph">
      <loext:graphic-properties draw:fill-color="#00cc33"/>
      <style:paragraph-properties fo:text-align="center"/>
      <style:text-properties fo:font-size="17.8999996185303pt"/>
    </style:style>
    <style:style style:name="P20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T1" style:family="text">
      <style:text-properties fo:font-size="16pt"/>
    </style:style>
    <style:style style:name="T2" style:family="text">
      <style:text-properties fo:color="#ffffff" fo:font-size="16pt"/>
    </style:style>
    <style:style style:name="T3" style:family="text">
      <style:text-properties fo:color="#ffffff" fo:font-size="17.8999996185303pt" fo:font-weight="bold" style:font-weight-asian="bold" style:font-weight-complex="bold"/>
    </style:style>
    <style:style style:name="T4" style:family="text">
      <style:text-properties fo:font-size="17.8999996185303pt"/>
    </style:style>
    <style:style style:name="T5" style:family="text">
      <style:text-properties fo:color="#ffffff" fo:font-size="17.8999996185303pt" fo:font-weight="bold"/>
    </style:style>
    <style:style style:name="T6" style:family="text">
      <style:text-properties fo:color="#ffffff" fo:font-size="17.8999996185303pt"/>
    </style:style>
    <style:style style:name="T7" style:family="text">
      <style:text-properties fo:color="#ffffff" fo:font-size="15.8999996185303pt" fo:font-weight="bold" style:font-size-asian="18pt" style:font-weight-asian="bold" style:font-size-complex="18pt" style:font-weight-complex="600"/>
    </style:style>
    <style:style style:name="T8" style:family="text"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fo:color="#111111" fo:font-size="15.8999996185303pt" fo:font-weight="bold" style:font-size-asian="18pt" style:font-weight-asian="bold" style:font-size-complex="18pt" style:font-weight-complex="600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7cm" svg:height="11.685cm" svg:x="0.757cm" svg:y="6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605cm" svg:height="4.15cm" svg:x="1.264cm" svg:y="7.7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5.037cm" svg:x="10.434cm" svg:y="11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434cm" svg:y="7.895cm">
          <text:p text:style-name="P4"><text:span text:style-name="T1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969cm" svg:height="1.269cm" svg:x="10.436cm" svg:y="9.166cm">
          <text:p text:style-name="P4"><text:span text:style-name="T1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969cm" svg:height="1.269cm" svg:x="10.436cm" svg:y="10.436cm">
          <text:p text:style-name="P4"><text:span text:style-name="T1">Platform </text:span><text:span text:style-name="T2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809cm" svg:height="1.115cm" svg:x="5.584cm" svg:y="15.628cm">
          <draw:text-box>
            <text:p><text:span text:style-name="T3">P4 Target</text:span></text:p>
          </draw:text-box>
        </draw:frame>
        <draw:custom-shape draw:style-name="gr7" draw:text-style-name="P8" xml:id="id1" draw:id="id1" draw:layer="layout" svg:width="6.097cm" svg:height="1.269cm" svg:x="1.519cm" svg:y="7.791cm">
          <draw:glue-point draw:id="4" svg:x="3.937cm" svg:y="5.007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.519cm" svg:y="9.152cm">
          <draw:text-box>
            <text:p text:style-name="P4"><text:span text:style-name="T5">P4 </text:span></text:p>
            <text:p text:style-name="P4"><text:span text:style-name="T5">Embedded</text:span></text:p>
            <text:p text:style-name="P4"><text:span text:style-name="T5">Controller</text:span></text:p>
          </draw:text-box>
        </draw:frame>
        <draw:custom-shape draw:style-name="gr9" draw:text-style-name="P10" xml:id="id4" draw:id="id4" draw:layer="layout" svg:width="3.049cm" svg:height="1.015cm" svg:x="11.829cm" svg:y="12.011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2" draw:id="id2" draw:layer="layout" svg:width="3.049cm" svg:height="1.015cm" svg:x="11.829cm" svg:y="14.024cm">
          <text:p text:style-name="P4"><text:span text:style-name="T6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708cm 0.943cm" svg:x1="4.567cm" svg:y1="7.791cm" svg:x2="11.829cm" svg:y2="14.531cm" draw:start-shape="id1" draw:start-glue-point="0" draw:end-shape="id2" draw:end-glue-point="3" svg:d="M4567 7791v-1210h6098v7950h1164" svg:viewBox="0 0 7263 7951">
          <text:p/>
        </draw:connector>
        <draw:frame draw:style-name="gr12" draw:text-style-name="P13" draw:layer="layout" svg:width="3.794cm" svg:height="1.022cm" svg:x="7.124cm" svg:y="6.835cm">
          <draw:text-box>
            <text:p><text:span text:style-name="T7">P4Runtime</text:span></text:p>
          </draw:text-box>
        </draw:frame>
        <draw:frame draw:style-name="gr13" draw:text-style-name="P14" draw:layer="layout" svg:width="3.809cm" svg:height="1.016cm" svg:x="11.429cm" svg:y="15.472cm">
          <draw:text-box>
            <text:p><text:span text:style-name="T6">P4 Pipeline</text:span></text:p>
          </draw:text-box>
        </draw:frame>
        <draw:custom-shape draw:style-name="gr14" draw:text-style-name="P15" draw:layer="layout" svg:width="6.604cm" svg:height="4.149cm" svg:x="12.705cm" svg:y="0.7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" draw:id="id3" draw:layer="layout" svg:width="6.097cm" svg:height="1.27cm" svg:x="12.956cm" svg:y="3.674cm">
          <draw:glue-point draw:id="4" svg:x="3.937cm" svg:y="5.007cm"/>
          <text:p text:style-name="P16"><text:span text:style-name="T8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13.001cm" svg:y="0.797cm">
          <draw:text-box>
            <text:p text:style-name="P4"><text:span text:style-name="T5">P4 </text:span></text:p>
            <text:p text:style-name="P4"><text:span text:style-name="T5">Remote</text:span></text:p>
            <text:p text:style-name="P4"><text:span text:style-name="T5">Controller #2</text:span></text:p>
          </draw:text-box>
        </draw:frame>
        <draw:connector draw:style-name="gr11" draw:text-style-name="P12" draw:layer="layout" svg:x1="16.004cm" svg:y1="4.944cm" svg:x2="14.878cm" svg:y2="12.518cm" draw:start-shape="id3" draw:end-shape="id4" draw:end-glue-point="1" svg:d="M16004 4944v7574h-1126" svg:viewBox="0 0 1127 7575">
          <text:p/>
        </draw:connector>
        <draw:frame draw:style-name="gr16" draw:text-style-name="P18" draw:layer="layout" svg:width="3.794cm" svg:height="0.995cm" svg:x="11.696cm" svg:y="5.155cm">
          <draw:text-box>
            <text:p><text:span text:style-name="T9">P4Runtime</text:span></text:p>
          </draw:text-box>
        </draw:frame>
        <draw:custom-shape draw:style-name="gr17" draw:text-style-name="P19" xml:id="id5" draw:id="id5" draw:layer="layout" svg:width="3.049cm" svg:height="1.015cm" svg:x="11.829cm" svg:y="13.011cm">
          <text:p text:style-name="P4"><text:span text:style-name="T4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2" draw:layer="layout" draw:line-skew="-0.708cm 0.943cm" svg:x1="4.567cm" svg:y1="7.791cm" svg:x2="11.829cm" svg:y2="13.518cm" draw:start-shape="id1" draw:start-glue-point="0" draw:end-shape="id5" draw:end-glue-point="3" svg:d="M4567 7791v-1210h6098v6937h1164" svg:viewBox="0 0 7263 6938">
          <text:p/>
        </draw:connector>
        <draw:custom-shape draw:style-name="gr2" draw:text-style-name="P2" draw:layer="layout" svg:width="6.605cm" svg:height="4.15cm" svg:x="5.602cm" svg:y="0.7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6.097cm" svg:height="1.269cm" svg:x="5.855cm" svg:y="3.674cm">
          <draw:glue-point draw:id="4" svg:x="3.305cm" svg:y="5.003cm"/>
          <text:p text:style-name="P4"><text:span text:style-name="T4">gRPC Client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096cm" svg:height="2.536cm" svg:x="5.901cm" svg:y="0.797cm">
          <draw:text-box>
            <text:p text:style-name="P4"><text:span text:style-name="T5">P4 </text:span></text:p>
            <text:p text:style-name="P4"><text:span text:style-name="T5">Remote</text:span></text:p>
            <text:p text:style-name="P4"><text:span text:style-name="T5">Controller #1</text:span></text:p>
          </draw:text-box>
        </draw:frame>
        <draw:connector draw:style-name="gr18" draw:text-style-name="P20" draw:layer="layout" svg:x1="10.918cm" svg:y1="4.942cm" svg:x2="11.829cm" svg:y2="12.518cm" draw:start-shape="id6" draw:start-glue-point="4" draw:end-shape="id4" draw:end-glue-point="3" svg:d="M10918 4942v7576h911" svg:viewBox="0 0 912 7577">
          <text:p/>
        </draw:connector>
        <draw:frame draw:style-name="gr19" draw:text-style-name="P21" draw:layer="layout" svg:width="3.048cm" svg:height="1.705cm" svg:x="2.284cm" svg:y="1.756cm">
          <draw:text-box>
            <text:p text:style-name="P4"><text:span text:style-name="T10">Master (Active)</text:span></text:p>
          </draw:text-box>
        </draw:frame>
        <draw:frame draw:style-name="gr20" draw:text-style-name="P21" draw:layer="layout" svg:width="3.556cm" svg:height="2.384cm" svg:x="19.301cm" svg:y="1.606cm">
          <draw:text-box>
            <text:p text:style-name="P4"><text:span text:style-name="T10">Slave (Standby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57:45.063295725</meta:creation-date>
    <dc:date>2018-08-15T12:59:13.728451706</dc:date>
    <meta:editing-duration>PT1M28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